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MSSI12" svg:font-family="CMSSI12"/>
    <style:font-face style:name="CMTT12" svg:font-family="CMTT12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23cm"/>
    </style:style>
    <style:style style:name="co2" style:family="table-column">
      <style:table-column-properties fo:break-before="auto" style:column-width="6.197cm"/>
    </style:style>
    <style:style style:name="co3" style:family="table-column">
      <style:table-column-properties fo:break-before="auto" style:column-width="5.129cm"/>
    </style:style>
    <style:style style:name="co4" style:family="table-column">
      <style:table-column-properties fo:break-before="auto" style:column-width="3.625cm"/>
    </style:style>
    <style:style style:name="co5" style:family="table-column">
      <style:table-column-properties fo:break-before="auto" style:column-width="10.92cm"/>
    </style:style>
    <style:style style:name="co6" style:family="table-column">
      <style:table-column-properties fo:break-before="auto" style:column-width="11.471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573cm" fo:break-before="auto" style:use-optimal-row-height="false"/>
    </style:style>
    <style:style style:name="ro4" style:family="table-row">
      <style:table-row-properties style:row-height="0.515cm" fo:break-before="auto" style:use-optimal-row-height="true"/>
    </style:style>
    <style:style style:name="ro5" style:family="table-row">
      <style:table-row-properties style:row-height="2.447cm" fo:break-before="auto" style:use-optimal-row-height="true"/>
    </style:style>
    <style:style style:name="ro6" style:family="table-row">
      <style:table-row-properties style:row-height="1.251cm" fo:break-before="auto" style:use-optimal-row-height="true"/>
    </style:style>
    <style:style style:name="ro7" style:family="table-row">
      <style:table-row-properties style:row-height="0.852cm" fo:break-before="auto" style:use-optimal-row-height="true"/>
    </style:style>
    <style:style style:name="ro8" style:family="table-row">
      <style:table-row-properties style:row-height="0.455cm" fo:break-before="auto" style:use-optimal-row-height="true"/>
    </style:style>
    <style:style style:name="ro9" style:family="table-row">
      <style:table-row-properties style:row-height="4.039cm" fo:break-before="auto" style:use-optimal-row-height="true"/>
    </style:style>
    <style:style style:name="ro10" style:family="table-row">
      <style:table-row-properties style:row-height="1.649cm" fo:break-before="auto" style:use-optimal-row-height="true"/>
    </style:style>
    <style:style style:name="ro11" style:family="table-row">
      <style:table-row-properties style:row-height="3.242cm" fo:break-before="auto" style:use-optimal-row-height="true"/>
    </style:style>
    <style:style style:name="ro12" style:family="table-row">
      <style:table-row-properties style:row-height="2.048cm" fo:break-before="auto" style:use-optimal-row-height="true"/>
    </style:style>
    <style:style style:name="ro13" style:family="table-row">
      <style:table-row-properties style:row-height="8.819cm" fo:break-before="auto" style:use-optimal-row-height="true"/>
    </style:style>
    <style:style style:name="ro14" style:family="table-row">
      <style:table-row-properties style:row-height="10.4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able-cell-properties fo:border="0.002cm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002cm solid #000000" style:vertical-align="middle"/>
    </style:style>
    <style:style style:name="ce5" style:family="table-cell" style:parent-style-name="Default">
      <style:table-cell-properties fo:background-color="#999999" fo:border="0.002cm solid #000000" style:vertical-align="middle"/>
    </style:style>
    <style:style style:name="ce6" style:family="table-cell" style:parent-style-name="Default">
      <style:table-cell-properties fo:background-color="transparent" fo:border="0.002cm solid #000000" style:vertical-align="middle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fo:background-color="#999999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37">
      <style:table-cell-properties fo:border="0.002cm solid #000000" style:vertical-align="middle"/>
    </style:style>
    <style:style style:name="ce15" style:family="table-cell" style:parent-style-name="Default">
      <style:table-cell-properties fo:border="none" style:vertical-align="middle"/>
    </style:style>
    <style:style style:name="ce16" style:family="table-cell" style:parent-style-name="Default">
      <style:table-cell-properties fo:border="0.002cm solid #000000" style:vertical-align="middle"/>
      <style:text-properties style:font-name="Arial"/>
    </style:style>
    <style:style style:name="ce17" style:family="table-cell" style:parent-style-name="Default">
      <style:table-cell-properties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" fo:font-weight="normal" style:font-weight-asian="normal" style:font-weight-complex="normal"/>
    </style:style>
    <style:style style:name="T4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Arial" fo:font-size="10pt" fo:font-style="normal" fo:font-weight="bold" style:font-name-asian="CMTT12" style:font-size-asian="10pt" style:font-style-asian="normal" style:font-weight-asian="bold" style:font-name-complex="CMTT12" style:font-size-complex="10pt" style:font-style-complex="normal" style:font-weight-complex="bold"/>
    </style:style>
    <style:style style:name="T6" style:family="text">
      <style:text-properties style:font-name="Arial" fo:font-size="10pt" fo:font-style="normal" fo:font-weight="normal" style:font-name-asian="CMTT12" style:font-size-asian="10pt" style:font-style-asian="normal" style:font-weight-asian="normal" style:font-name-complex="CMTT12" style:font-size-complex="10pt" style:font-style-complex="normal" style:font-weight-complex="normal"/>
    </style:style>
    <style:style style:name="T7" style:family="text">
      <style:text-properties style:font-name="Arial" fo:font-size="10pt" fo:font-style="italic" fo:font-weight="normal" style:font-name-asian="CMTT12" style:font-size-asian="10pt" style:font-style-asian="italic" style:font-weight-asian="normal" style:font-name-complex="CMTT12" style:font-size-complex="10pt" style:font-style-complex="italic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color="#7f0055" style:font-name="Courier New" fo:font-size="10pt" fo:font-weight="bold" style:font-name-asian="Courier New" style:font-size-asian="10pt" style:font-weight-asian="bold" style:font-name-complex="Courier New" style:font-size-complex="5.69999980926514pt" style:font-weight-complex="bold"/>
    </style:style>
    <style:style style:name="T13" style:family="text">
      <style:text-properties fo:color="#000000" style:font-name="Courier New" fo:font-size="10pt" style:font-name-asian="Courier New" style:font-size-asian="10pt" style:font-name-complex="Courier New" style:font-size-complex="5.69999980926514pt"/>
    </style:style>
    <style:style style:name="T14" style:family="text">
      <style:text-properties style:font-name="Courier New" style:font-name-asian="Courier New" style:font-name-complex="Courier New" style:font-size-complex="5.69999980926514pt"/>
    </style:style>
    <style:style style:name="T15" style:family="text">
      <style:text-properties fo:color="#2a00ff" style:font-name="Courier New" fo:font-size="10pt" style:font-name-asian="Courier New" style:font-size-asian="10pt" style:font-name-complex="Courier New" style:font-size-complex="5.69999980926514pt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style:font-name="Arial"/>
    </style:style>
    <style:style style:name="T18" style:family="text">
      <style:text-properties style:font-name="Arial" fo:font-style="italic" style:font-style-asian="italic" style:font-style-complex="italic"/>
    </style:style>
    <style:style style:name="T19" style:family="text">
      <style:text-properties style:font-name="Arial" fo:font-weight="bold" style:font-weight-asian="bold" style:font-weight-complex="bold"/>
    </style:style>
    <style:style style:name="T20" style:family="text">
      <style:text-properties style:font-name="Arial" fo:font-size="10pt" style:font-size-asian="10pt" style:font-size-complex="10pt"/>
    </style:style>
    <style:style style:name="T21" style:family="text">
      <style:text-properties style:font-name="Arial" fo:font-size="10pt" fo:font-weight="bold" style:font-name-asian="CMSSI12" style:font-size-asian="10pt" style:font-weight-asian="bold" style:font-name-complex="CMSSI12" style:font-size-complex="10pt" style:font-weight-complex="bold"/>
    </style:style>
    <style:style style:name="T22" style:family="text">
      <style:text-properties style:font-name="Arial" fo:font-size="10pt" style:font-name-asian="CMSSI12" style:font-size-asian="10pt" style:font-name-complex="CMSSI12" style:font-size-complex="10pt"/>
    </style:style>
    <style:style style:name="T23" style:family="text">
      <style:text-properties fo:color="#808080" style:font-name="Courier New" style:font-name-asian="Courier New" style:font-name-complex="Courier New" style:font-size-complex="5.69999980926514pt"/>
    </style:style>
    <style:style style:name="T24" style:family="text">
      <style:text-properties fo:color="#000080" style:font-name="Courier New" fo:font-size="10pt" style:font-name-asian="Courier New" style:font-size-asian="10pt" style:font-name-complex="Courier New" style:font-size-complex="5.69999980926514pt"/>
    </style:style>
    <style:style style:name="T25" style:family="text">
      <style:text-properties fo:color="#008000" style:font-name="Courier New" fo:font-size="10pt" style:font-name-asian="Courier New" style:font-size-asian="10pt" style:font-name-complex="Courier New" style:font-size-complex="5.69999980926514pt"/>
    </style:style>
    <style:style style:name="T26" style:family="text">
      <style:text-properties fo:color="#800000" style:font-name="Courier New" fo:font-size="10pt" style:font-name-asian="Courier New" style:font-size-asian="10pt" style:font-name-complex="Courier New" style:font-size-complex="5.69999980926514pt"/>
    </style:style>
    <style:style style:name="T27" style:family="text">
      <style:text-properties fo:color="#000080" style:font-name="Arial" fo:font-weight="bold" style:font-name-asian="Courier New" style:font-weight-asian="bold" style:font-name-complex="Courier New" style:font-size-complex="5.69999980926514pt" style:font-weight-complex="bold"/>
    </style:style>
    <style:style style:name="T28" style:family="text">
      <style:text-properties fo:color="#000000" style:font-name="Arial" fo:font-weight="normal" style:font-name-asian="Courier New" style:font-weight-asian="normal" style:font-name-complex="Courier New" style:font-size-complex="5.69999980926514pt" style:font-weight-complex="normal"/>
    </style:style>
    <style:style style:name="T29" style:family="text">
      <style:text-properties style:font-name="Arial"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" table:number-columns-repeated="1018" table:default-cell-style-name="Default"/>
        <table:table-row table:style-name="ro1">
          <table:table-cell table:style-name="ce1" office:value-type="string" table:number-columns-spanned="13" table:number-rows-spanned="1">
            <text:p>Test Plan Manual Tests version 1.2</text:p>
          </table:table-cell>
          <table:covered-table-cell table:style-name="ce9"/>
          <table:covered-table-cell table:number-columns-repeated="4" table:style-name="Default"/>
          <table:covered-table-cell table:number-columns-repeated="7"/>
          <table:table-cell table:number-columns-repeated="1011"/>
        </table:table-row>
        <table:table-row table:style-name="ro2" table:number-rows-repeated="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2" office:value-type="string" table:number-columns-spanned="11" table:number-rows-spanned="2">
            <text:p>This document is a test plan for the Yakindu Project. It is based on the user guide document Yakindu Statechart Tools User Guide M 0.4 (compendium.pdf).</text:p>
            <text:p>Requirements: Eclipse Ganymede have to be installed on computer.</text:p>
          </table:table-cell>
          <table:covered-table-cell table:number-columns-repeated="5" table:style-name="Default"/>
          <table:covered-table-cell table:number-columns-repeated="5"/>
          <table:table-cell table:number-columns-repeated="1013"/>
        </table:table-row>
        <table:table-row table:style-name="ro3">
          <table:covered-table-cell table:number-columns-repeated="6" table:style-name="Default"/>
          <table:covered-table-cell table:number-columns-repeated="5"/>
          <table:table-cell table:number-columns-repeated="1013"/>
        </table:table-row>
        <table:table-row table:style-name="ro2" table:number-rows-repeated="3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ce3" office:value-type="string" table:number-columns-spanned="1" table:number-rows-spanned="2">
            <text:p>Test Code</text:p>
          </table:table-cell>
          <table:table-cell table:style-name="ce3" office:value-type="string" table:number-columns-spanned="1" table:number-rows-spanned="2">
            <text:p>Test Name</text:p>
          </table:table-cell>
          <table:table-cell table:style-name="ce3" office:value-type="string" table:number-columns-spanned="1" table:number-rows-spanned="2">
            <text:p>What is tested</text:p>
          </table:table-cell>
          <table:table-cell table:style-name="ce12" office:value-type="string" table:number-columns-spanned="3" table:number-rows-spanned="1">
            <text:p>How is it tested</text:p>
          </table:table-cell>
          <table:covered-table-cell table:number-columns-repeated="2" table:style-name="ce13"/>
          <table:table-cell table:number-columns-repeated="1018"/>
        </table:table-row>
        <table:table-row table:style-name="ro4">
          <table:covered-table-cell table:number-columns-repeated="3" table:style-name="ce3"/>
          <table:table-cell table:style-name="ce13" office:value-type="string">
            <text:p>Pre Conditions</text:p>
          </table:table-cell>
          <table:table-cell table:style-name="ce13" office:value-type="string">
            <text:p>Test Procedure</text:p>
          </table:table-cell>
          <table:table-cell table:style-name="ce13" office:value-type="string">
            <text:p>Post Conditions</text:p>
          </table:table-cell>
          <table:table-cell table:number-columns-repeated="1018"/>
        </table:table-row>
        <table:table-row table:style-name="ro5">
          <table:table-cell office:value-type="string">
            <text:p>T1.1</text:p>
          </table:table-cell>
          <table:table-cell office:value-type="string">
            <text:p>Add Yakindu plugins</text:p>
          </table:table-cell>
          <table:table-cell office:value-type="string">
            <text:p>Yakindu plugins installation</text:p>
          </table:table-cell>
          <table:table-cell/>
          <table:table-cell office:value-type="string">
            <text:p>Click on <text:span text:style-name="T1">Help/Software Updates...</text:span></text:p>
            <text:p><text:span text:style-name="T2">Choose the </text:span><text:span text:style-name="T1">Available Software </text:span><text:span text:style-name="T2">tab</text:span></text:p>
            <text:p><text:span text:style-name="T2">Click on </text:span><text:span text:style-name="T1">Add Site... </text:span><text:span text:style-name="T2">button</text:span></text:p>
            <text:p><text:span text:style-name="T2">Enter the update URL site</text:span><text:span text:style-name="T3">:</text:span></text:p>
            <text:p><text:span text:style-name="T4"><text:s/></text:span><text:span text:style-name="T4">http://updates.yakindu.com/galileo/daily</text:span><text:span text:style-name="T5"> </text:span><text:span text:style-name="T6">in </text:span><text:span text:style-name="T7">Location area</text:span></text:p>
            <text:p>Click on <text:span text:style-name="T1">OK</text:span> button</text:p>
          </table:table-cell>
          <table:table-cell office:value-type="string">
            <text:p>A new Entry <text:span text:style-name="T4"><text:s/></text:span><text:span text:style-name="T29"><text:a xlink:href="http://updates.yakindu.com/release">http://updates.yakindu.com/release</text:a></text:span> is found </text:p>
            <text:p>in <text:span text:style-name="T8">Available Software tab</text:span></text:p>
          </table:table-cell>
          <table:table-cell table:number-columns-repeated="1018"/>
        </table:table-row>
        <table:table-row table:style-name="ro6">
          <table:table-cell office:value-type="string">
            <text:p>T1.2</text:p>
          </table:table-cell>
          <table:table-cell table:style-name="ce10" office:value-type="string">
            <text:p>Activate updates site</text:p>
          </table:table-cell>
          <table:table-cell office:value-type="string">
            <text:p>Yakindu plugins installation</text:p>
          </table:table-cell>
          <table:table-cell office:value-type="string">
            <text:p>T1.1</text:p>
          </table:table-cell>
          <table:table-cell office:value-type="string">
            <text:p>Click on <text:span text:style-name="T1">Manage Sites...</text:span> </text:p>
            <text:p>Selecting <text:span text:style-name="T8">GMF update site</text:span> and <text:span text:style-name="T8">openArchitectureWare Update site</text:span></text:p>
            <text:p>Click on <text:span text:style-name="T1">OK</text:span><text:span text:style-name="T2"> button</text:span></text:p>
          </table:table-cell>
          <table:table-cell office:value-type="string">
            <text:p>The projects are displayed in <text:span text:style-name="T8">Available Software</text:span> list</text:p>
          </table:table-cell>
          <table:table-cell table:number-columns-repeated="1018"/>
        </table:table-row>
        <table:table-row table:style-name="ro5">
          <table:table-cell office:value-type="string">
            <text:p>T1.3</text:p>
          </table:table-cell>
          <table:table-cell office:value-type="string">
            <text:p>Install Yakindu</text:p>
          </table:table-cell>
          <table:table-cell office:value-type="string">
            <text:p>Yakindu plugins installation</text:p>
          </table:table-cell>
          <table:table-cell office:value-type="string">
            <text:p>T1.2</text:p>
          </table:table-cell>
          <table:table-cell office:value-type="string">
            <text:p>Open the <text:span text:style-name="T8">Yakindu Update</text:span> site tree</text:p>
            <text:p>Open the <text:span text:style-name="T8">Yakindu</text:span> tree</text:p>
            <text:p>Check the <text:span text:style-name="T9">Yakindu Feature</text:span> entry</text:p>
            <text:p>Press the <text:span text:style-name="T1">Install</text:span> button</text:p>
            <text:p>Confirm the selected Features, click on <text:span text:style-name="T1">Next</text:span> button</text:p>
            <text:p>Accept the licence, click on <text:span text:style-name="T1">Finish</text:span> button</text:p>
          </table:table-cell>
          <table:table-cell office:value-type="string">
            <text:p>An information box asking you to restart</text:p>
          </table:table-cell>
          <table:table-cell table:number-columns-repeated="1018"/>
        </table:table-row>
        <table:table-row table:style-name="ro2">
          <table:table-cell office:value-type="string">
            <text:p>T.1.4</text:p>
          </table:table-cell>
          <table:table-cell office:value-type="string">
            <text:p>Complete the installation</text:p>
          </table:table-cell>
          <table:table-cell office:value-type="string">
            <text:p>Yakindu plugins installation</text:p>
          </table:table-cell>
          <table:table-cell office:value-type="string">
            <text:p>T1.3</text:p>
          </table:table-cell>
          <table:table-cell office:value-type="string">
            <text:p>Accept to restart Eclipse</text:p>
          </table:table-cell>
          <table:table-cell office:value-type="string">
            <text:p>Eclipse restart and Yakindu is available on it</text:p>
          </table:table-cell>
          <table:table-cell table:number-columns-repeated="1018"/>
        </table:table-row>
        <table:table-row table:style-name="ro2">
          <table:table-cell table:style-name="ce5" table:number-columns-repeated="2"/>
          <table:table-cell table:style-name="ce11"/>
          <table:table-cell table:style-name="ce5" table:number-columns-repeated="3"/>
          <table:table-cell table:style-name="ce11" table:number-columns-repeated="1018"/>
        </table:table-row>
        <table:table-row table:style-name="ro6">
          <table:table-cell office:value-type="string">
            <text:p>T2</text:p>
          </table:table-cell>
          <table:table-cell office:value-type="string">
            <text:p>Yakindu perspective</text:p>
          </table:table-cell>
          <table:table-cell office:value-type="string">
            <text:p>Open Yakindu perspective</text:p>
          </table:table-cell>
          <table:table-cell office:value-type="string">
            <text:p>T1.4</text:p>
          </table:table-cell>
          <table:table-cell office:value-type="string">
            <text:p>Click on <text:span text:style-name="T1">Windows/Open Perspective/Other</text:span></text:p>
            <text:p>Choose <text:span text:style-name="T9">Yakindu</text:span><text:span text:style-name="T10"> entry</text:span></text:p>
            <text:p><text:span text:style-name="T11">Click on </text:span><text:span text:style-name="T9">OK</text:span><text:span text:style-name="T11"> button</text:span></text:p>
          </table:table-cell>
          <table:table-cell office:value-type="string">
            <text:p>Screen looks like differently and contains </text:p>
            <text:p>A tab named <text:span text:style-name="T8">Yakindu Statemachine View</text:span></text:p>
          </table:table-cell>
          <table:table-cell table:number-columns-repeated="1018"/>
        </table:table-row>
        <table:table-row table:style-name="ro2">
          <table:table-cell table:style-name="ce5" table:number-columns-repeated="6"/>
          <table:table-cell table:style-name="ce11" table:number-columns-repeated="1018"/>
        </table:table-row>
        <table:table-row table:style-name="ro5">
          <table:table-cell office:value-type="string">
            <text:p>T3.1</text:p>
          </table:table-cell>
          <table:table-cell office:value-type="string">
            <text:p>Create a Java project</text:p>
          </table:table-cell>
          <table:table-cell office:value-type="string">
            <text:p>Create a Statemachine</text:p>
          </table:table-cell>
          <table:table-cell office:value-type="string">
            <text:p>T1.4</text:p>
          </table:table-cell>
          <table:table-cell office:value-type="string">
            <text:p>Click on <text:span text:style-name="T1">File/New/Project</text:span></text:p>
            <text:p>Choose <text:span text:style-name="T8">Java Project </text:span><text:span text:style-name="T11">entry</text:span></text:p>
            <text:p><text:span text:style-name="T11">Click on </text:span><text:span text:style-name="T9">Next</text:span><text:span text:style-name="T11"> button</text:span></text:p>
            <text:p>On wizard enter <text:span text:style-name="T9">Example</text:span> into<text:span text:style-name="T8"> Project name</text:span> location</text:p>
            <text:p>Click on <text:span text:style-name="T1">Finish</text:span></text:p>
            <text:p>Deny the question for changing perspective</text:p>
          </table:table-cell>
          <table:table-cell office:value-type="string">
            <text:p>A new project Example is created <text:s/>on workspace</text:p>
          </table:table-cell>
          <table:table-cell table:number-columns-repeated="1018"/>
        </table:table-row>
        <table:table-row table:style-name="ro5">
          <table:table-cell office:value-type="string">
            <text:p>T3.2</text:p>
          </table:table-cell>
          <table:table-cell office:value-type="string">
            <text:p>Create a statemachine</text:p>
          </table:table-cell>
          <table:table-cell office:value-type="string">
            <text:p>Create a Statemachine</text:p>
          </table:table-cell>
          <table:table-cell office:value-type="string">
            <text:p>T3.1</text:p>
          </table:table-cell>
          <table:table-cell office:value-type="string">
            <text:p>Right Click on <text:span text:style-name="T8">src</text:span> folder of Example project</text:p>
            <text:p>Click on <text:span text:style-name="T1">New/Other</text:span></text:p>
            <text:p>Select <text:span text:style-name="T8">Statemachine diagram</text:span> from <text:span text:style-name="T8">Yakindu</text:span> folder</text:p>
            <text:p>Click on <text:span text:style-name="T1">next</text:span></text:p>
            <text:p>Change name to <text:span text:style-name="T8">staircase.statemachine</text:span></text:p>
            <text:p>Click on <text:span text:style-name="T1">finish</text:span></text:p>
          </table:table-cell>
          <table:table-cell office:value-type="string">
            <text:p>Two files are created in <text:span text:style-name="T8">src</text:span> folders: </text:p>
            <text:p><text:span text:style-name="T8">staircaise.statemachine</text:span> and </text:p>
            <text:p><text:span text:style-name="T8">staircase.statemachine_diagram</text:span></text:p>
            <text:p/>
            <text:p>A new visual editor view:<text:span text:style-name="T8">Palette</text:span> is available,</text:p>
            <text:p>It contains different elements (Region, state...) </text:p>
          </table:table-cell>
          <table:table-cell table:number-columns-repeated="1018"/>
        </table:table-row>
        <table:table-row table:style-name="ro7">
          <table:table-cell office:value-type="string">
            <text:p>T3.3.1</text:p>
          </table:table-cell>
          <table:table-cell office:value-type="string">
            <text:p>Draw a Region</text:p>
          </table:table-cell>
          <table:table-cell office:value-type="string">
            <text:p>Create a Statemachine</text:p>
          </table:table-cell>
          <table:table-cell office:value-type="string">
            <text:p>T3.2</text:p>
          </table:table-cell>
          <table:table-cell office:value-type="string">
            <text:p>Click the <text:span text:style-name="T8">Region</text:span> icon in <text:span text:style-name="T8">Palette</text:span> view</text:p>
            <text:p>Draw a region on the empty plain</text:p>
          </table:table-cell>
          <table:table-cell office:value-type="string">
            <text:p>a new Region in a light green appears</text:p>
          </table:table-cell>
          <table:table-cell table:number-columns-repeated="1018"/>
        </table:table-row>
        <table:table-row table:style-name="ro7">
          <table:table-cell office:value-type="string">
            <text:p>T3.3.2</text:p>
          </table:table-cell>
          <table:table-cell table:style-name="Default" office:value-type="string">
            <text:p>Open Properties view</text:p>
          </table:table-cell>
          <table:table-cell office:value-type="string">
            <text:p>Create a Statemachine</text:p>
          </table:table-cell>
          <table:table-cell office:value-type="string">
            <text:p>T3.3.1</text:p>
          </table:table-cell>
          <table:table-cell office:value-type="string">
            <text:p>Click on <text:span text:style-name="T1">Window/Show View/Other</text:span> and</text:p>
            <text:p><text:span text:style-name="T1">General/Properties</text:span></text:p>
          </table:table-cell>
          <table:table-cell office:value-type="string">
            <text:p>A new view: <text:span text:style-name="T8">Properties</text:span> is available</text:p>
          </table:table-cell>
          <table:table-cell table:number-columns-repeated="1018"/>
        </table:table-row>
        <table:table-row table:style-name="ro8">
          <table:table-cell office:value-type="string">
            <text:p>T3.3.3</text:p>
          </table:table-cell>
          <table:table-cell office:value-type="string">
            <text:p>Change Region properties</text:p>
          </table:table-cell>
          <table:table-cell office:value-type="string">
            <text:p>Create a Statemachine</text:p>
          </table:table-cell>
          <table:table-cell office:value-type="string">
            <text:p>T3.3.2</text:p>
          </table:table-cell>
          <table:table-cell office:value-type="string">
            <text:p>At <text:span text:style-name="T8">Properties view</text:span> set the Priority field to 10</text:p>
          </table:table-cell>
          <table:table-cell office:value-type="string">
            <text:p>You show on region top the value 10</text:p>
          </table:table-cell>
          <table:table-cell table:number-columns-repeated="1018"/>
        </table:table-row>
        <table:table-row table:style-name="ro7">
          <table:table-cell office:value-type="string">
            <text:p>T3.4</text:p>
          </table:table-cell>
          <table:table-cell office:value-type="string">
            <text:p>Create starting point</text:p>
          </table:table-cell>
          <table:table-cell office:value-type="string">
            <text:p>Create a Statemachine</text:p>
          </table:table-cell>
          <table:table-cell office:value-type="string">
            <text:p>T3.3.1</text:p>
          </table:table-cell>
          <table:table-cell office:value-type="string">
            <text:p>Click <text:span text:style-name="T1">Initial State</text:span> icon in <text:span text:style-name="T8">Palette</text:span> view</text:p>
            <text:p>Click inside the region </text:p>
          </table:table-cell>
          <table:table-cell office:value-type="string">
            <text:p>A starting point is created in the region plain</text:p>
          </table:table-cell>
          <table:table-cell table:number-columns-repeated="1018"/>
        </table:table-row>
        <table:table-row table:style-name="ro6">
          <table:table-cell office:value-type="string">
            <text:p>T3.5</text:p>
          </table:table-cell>
          <table:table-cell office:value-type="string">
            <text:p>Create the LightOff state</text:p>
          </table:table-cell>
          <table:table-cell office:value-type="string">
            <text:p>Create a Statemachine</text:p>
          </table:table-cell>
          <table:table-cell office:value-type="string">
            <text:p>T3.3.1</text:p>
          </table:table-cell>
          <table:table-cell office:value-type="string">
            <text:p>Click <text:span text:style-name="T1">State</text:span> icon in <text:span text:style-name="T8">Palette</text:span> view</text:p>
            <text:p>Click inside the region</text:p>
            <text:p>Change the State name to <text:span text:style-name="T8">LightOff</text:span></text:p>
          </table:table-cell>
          <table:table-cell office:value-type="string">
            <text:p>A State named <text:span text:style-name="T8">LightOff</text:span> is created in the region plain</text:p>
          </table:table-cell>
          <table:table-cell table:number-columns-repeated="1018"/>
        </table:table-row>
        <table:table-row table:style-name="ro6">
          <table:table-cell office:value-type="string">
            <text:p>T3.6</text:p>
          </table:table-cell>
          <table:table-cell office:value-type="string">
            <text:p>Create the LightOn state</text:p>
          </table:table-cell>
          <table:table-cell office:value-type="string">
            <text:p>Create a Statemachine</text:p>
          </table:table-cell>
          <table:table-cell office:value-type="string">
            <text:p>T3.3.1</text:p>
          </table:table-cell>
          <table:table-cell office:value-type="string">
            <text:p>Click <text:span text:style-name="T1">State</text:span> icon in <text:span text:style-name="T8">Palette</text:span> view</text:p>
            <text:p>Click inside the region</text:p>
            <text:p>Change the State name to <text:span text:style-name="T8">LightOn</text:span></text:p>
          </table:table-cell>
          <table:table-cell office:value-type="string">
            <text:p>A State named LightOn is created in the region plain</text:p>
          </table:table-cell>
          <table:table-cell table:number-columns-repeated="1018"/>
        </table:table-row>
        <table:table-row table:style-name="ro6">
          <table:table-cell office:value-type="string">
            <text:p>T3.7</text:p>
          </table:table-cell>
          <table:table-cell office:value-type="string">
            <text:p>Create a variable</text:p>
          </table:table-cell>
          <table:table-cell office:value-type="string">
            <text:p>Create a Statemachine</text:p>
          </table:table-cell>
          <table:table-cell office:value-type="string">
            <text:p>T3.2</text:p>
          </table:table-cell>
          <table:table-cell office:value-type="string">
            <text:p>In <text:span text:style-name="T1">State Chart Interface View</text:span>, right click , choose <text:span text:style-name="T1">Create Variable</text:span></text:p>
            <text:p>Enter <text:span text:style-name="T9">Light</text:span> on <text:span text:style-name="T8">Name</text:span> location</text:p>
            <text:p>Click on <text:span text:style-name="T1">Create Variable</text:span></text:p>
          </table:table-cell>
          <table:table-cell office:value-type="string">
            <text:p>Variables folder contains a new variable, named <text:span text:style-name="T8">Light</text:span></text:p>
          </table:table-cell>
          <table:table-cell table:number-columns-repeated="1018"/>
        </table:table-row>
        <table:table-row table:style-name="ro6">
          <table:table-cell office:value-type="string">
            <text:p>T3.8</text:p>
          </table:table-cell>
          <table:table-cell office:value-type="string">
            <text:p>Create an event</text:p>
          </table:table-cell>
          <table:table-cell office:value-type="string">
            <text:p>Create a Statemachine</text:p>
          </table:table-cell>
          <table:table-cell office:value-type="string">
            <text:p>T3.2</text:p>
          </table:table-cell>
          <table:table-cell office:value-type="string">
            <text:p>In <text:span text:style-name="T1">State Chart Interface View</text:span>, right click , choose <text:span text:style-name="T1">Create Even</text:span>t</text:p>
            <text:p>Enter <text:span text:style-name="T9">keypress</text:span> on <text:span text:style-name="T8">Name</text:span> location</text:p>
            <text:p>Click on <text:span text:style-name="T1">Create Event</text:span></text:p>
          </table:table-cell>
          <table:table-cell office:value-type="string">
            <text:p>Events folder contains a new event, named keypress</text:p>
          </table:table-cell>
          <table:table-cell table:number-columns-repeated="1018"/>
        </table:table-row>
        <table:table-row table:style-name="ro7">
          <table:table-cell office:value-type="string">
            <text:p>T3.9</text:p>
          </table:table-cell>
          <table:table-cell office:value-type="string">
            <text:p>Add action to LightOff state</text:p>
          </table:table-cell>
          <table:table-cell office:value-type="string">
            <text:p>Create a Statemachine</text:p>
          </table:table-cell>
          <table:table-cell office:value-type="string">
            <text:p>T3.7</text:p>
          </table:table-cell>
          <table:table-cell office:value-type="string">
            <text:p>Click on <text:span text:style-name="T8">LightOff</text:span> state</text:p>
            <text:p>At <text:span text:style-name="T8">Properties view</text:span>, set the <text:span text:style-name="T8">Entry</text:span> field value to <text:span text:style-name="T1">Light=0</text:span></text:p>
          </table:table-cell>
          <table:table-cell office:value-type="string">
            <text:p>The string <text:span text:style-name="T8">&lt;entry&gt;</text:span> is replaced by <text:span text:style-name="T8">Light=0</text:span></text:p>
          </table:table-cell>
          <table:table-cell table:number-columns-repeated="1018"/>
        </table:table-row>
        <table:table-row table:style-name="ro7">
          <table:table-cell office:value-type="string">
            <text:p>T3.10</text:p>
          </table:table-cell>
          <table:table-cell office:value-type="string">
            <text:p>Add action to LightOn state</text:p>
          </table:table-cell>
          <table:table-cell office:value-type="string">
            <text:p>Create a Statemachine</text:p>
          </table:table-cell>
          <table:table-cell office:value-type="string">
            <text:p>T3.7</text:p>
          </table:table-cell>
          <table:table-cell office:value-type="string">
            <text:p>Click on LightOn state</text:p>
            <text:p>At <text:span text:style-name="T8">Properties view</text:span>, set the <text:span text:style-name="T8">Entry</text:span> field value to <text:span text:style-name="T1">Light=1</text:span></text:p>
          </table:table-cell>
          <table:table-cell office:value-type="string">
            <text:p>The string <text:span text:style-name="T8">&lt;entry&gt;</text:span> is replaced by <text:span text:style-name="T8">Light=1</text:span></text:p>
          </table:table-cell>
          <table:table-cell table:number-columns-repeated="1018"/>
        </table:table-row>
        <table:table-row table:style-name="ro9">
          <table:table-cell office:value-type="string">
            <text:p>T3.11</text:p>
          </table:table-cell>
          <table:table-cell office:value-type="string">
            <text:p>Create the Transitions</text:p>
          </table:table-cell>
          <table:table-cell office:value-type="string">
            <text:p>Create a Statemachine</text:p>
          </table:table-cell>
          <table:table-cell office:value-type="string">
            <text:p>T3.4, T3.5, T3.6</text:p>
          </table:table-cell>
          <table:table-cell office:value-type="string">
            <text:p>Click on <text:span text:style-name="T1">Transition</text:span> icon in <text:span text:style-name="T8">Palette</text:span> view</text:p>
            <text:p>Connect the <text:span text:style-name="T8">Initial State</text:span> and the <text:span text:style-name="T8">LightOff </text:span>state</text:p>
            <text:p/>
            <text:p>Click on <text:span text:style-name="T1">Transition</text:span> icon in <text:span text:style-name="T8">Palette</text:span> view</text:p>
            <text:p>Connect the <text:span text:style-name="T8">LightOff</text:span> state and the <text:span text:style-name="T8">LightOn</text:span> state</text:p>
            <text:p>A <text:span text:style-name="T8">Properties view</text:span>, enter <text:span text:style-name="T1">keypress</text:span> in <text:span text:style-name="T8">Expression</text:span> location</text:p>
            <text:p/>
            <text:p>Click on <text:span text:style-name="T1">Transition</text:span> icon in <text:span text:style-name="T8">Palette</text:span> view</text:p>
            <text:p>Connect the <text:span text:style-name="T8">LightOn</text:span> state and the <text:span text:style-name="T8">LightOff</text:span> state</text:p>
            <text:p>A <text:span text:style-name="T8">Properties view</text:span>, enter <text:span text:style-name="T1">after(30s)</text:span> in <text:span text:style-name="T8">Expression</text:span> location</text:p>
          </table:table-cell>
          <table:table-cell office:value-type="string">
            <text:p>A transition appears between <text:span text:style-name="T8">Initial State</text:span> And <text:span text:style-name="T8">LightOff</text:span> state</text:p>
            <text:p/>
            <text:p>A new transition is created with <text:span text:style-name="T8">keypress</text:span> as label</text:p>
            <text:p/>
            <text:p>A new transition is created with <text:span text:style-name="T8">after(30s)</text:span> as label</text:p>
          </table:table-cell>
          <table:table-cell table:number-columns-repeated="1018"/>
        </table:table-row>
        <table:table-row table:style-name="ro10">
          <table:table-cell office:value-type="string">
            <text:p>T3.12</text:p>
          </table:table-cell>
          <table:table-cell office:value-type="string">
            <text:p>Himetric</text:p>
          </table:table-cell>
          <table:table-cell office:value-type="string">
            <text:p>Presentation in himetric mode</text:p>
          </table:table-cell>
          <table:table-cell office:value-type="string">
            <text:p>T3.2</text:p>
          </table:table-cell>
          <table:table-cell office:value-type="string">
            <text:p>Create a new Statechart (T3.2)</text:p>
            <text:p>Open Statemachine_diagram with text editor and replace</text:p>
            <text:p>MeasurementUnit=”Pixel” with MeasurementUnit=”Himetric”</text:p>
            <text:p>Repeat T3.3 T3.4 T3.5</text:p>
          </table:table-cell>
          <table:table-cell table:number-columns-repeated="1019"/>
        </table:table-row>
        <table:table-row table:style-name="ro2">
          <table:table-cell table:style-name="ce5" table:number-columns-repeated="6"/>
          <table:table-cell table:style-name="ce11" table:number-columns-repeated="1018"/>
        </table:table-row>
        <table:table-row table:style-name="ro11">
          <table:table-cell table:style-name="ce6" office:value-type="string">
            <text:p>T4.1</text:p>
          </table:table-cell>
          <table:table-cell table:style-name="ce6" office:value-type="string">
            <text:p>Create a check file</text:p>
          </table:table-cell>
          <table:table-cell table:style-name="ce6" office:value-type="string">
            <text:p>Create check files</text:p>
          </table:table-cell>
          <table:table-cell table:style-name="ce6" office:value-type="string">
            <text:p>T3.1</text:p>
          </table:table-cell>
          <table:table-cell table:style-name="ce6" office:value-type="string">
            <text:p>Right click on <text:span text:style-name="T8">Example</text:span> project</text:p>
            <text:p>Select <text:span text:style-name="T1">New/Folder</text:span></text:p>
            <text:p>Set <text:span text:style-name="T1">checks</text:span> to the <text:span text:style-name="T8">Folder</text:span> <text:span text:style-name="T8">name</text:span> location</text:p>
            <text:p>Click on <text:span text:style-name="T1">Finish</text:span> button</text:p>
            <text:p>Right click on <text:span text:style-name="T8">checks</text:span> folder</text:p>
            <text:p>Select <text:span text:style-name="T1">New/Other</text:span></text:p>
            <text:p>Choose C<text:span text:style-name="T8">heck File </text:span><text:span text:style-name="T11">entry</text:span> inside <text:span text:style-name="T8">openArchitectureWare</text:span> folder</text:p>
            <text:p>Click on <text:span text:style-name="T1">Next</text:span> button, choose a name for the file</text:p>
          </table:table-cell>
          <table:table-cell table:style-name="ce6" office:value-type="string">
            <text:p>A new folder and a new file is created in <text:span text:style-name="T8">Example</text:span> project</text:p>
          </table:table-cell>
          <table:table-cell table:style-name="ce17" table:number-columns-repeated="1018"/>
        </table:table-row>
        <table:table-row table:style-name="ro6">
          <table:table-cell table:style-name="ce6" office:value-type="string">
            <text:p>T4.2</text:p>
          </table:table-cell>
          <table:table-cell table:style-name="ce6" office:value-type="string">
            <text:p>Get the code Completion</text:p>
          </table:table-cell>
          <table:table-cell table:style-name="ce6" office:value-type="string">
            <text:p>Create check files</text:p>
          </table:table-cell>
          <table:table-cell table:style-name="ce6" office:value-type="string">
            <text:p>T4.1</text:p>
          </table:table-cell>
          <table:table-cell table:style-name="ce6" office:value-type="string">
            <text:p>Open the new file</text:p>
            <text:p>Try the code completion (Ctrl + Space)</text:p>
            <text:p>Answer <text:span text:style-name="T1">Yes</text:span><text:span text:style-name="T2"> to the question</text:span></text:p>
          </table:table-cell>
          <table:table-cell table:style-name="ce6" office:value-type="string">
            <text:p>The code completion is available</text:p>
          </table:table-cell>
          <table:table-cell table:style-name="ce17" table:number-columns-repeated="1018"/>
        </table:table-row>
        <table:table-row table:style-name="ro5">
          <table:table-cell table:style-name="ce6" office:value-type="string">
            <text:p>T4.3</text:p>
          </table:table-cell>
          <table:table-cell table:style-name="ce6" office:value-type="string">
            <text:p>Edit check file</text:p>
          </table:table-cell>
          <table:table-cell table:style-name="ce6" office:value-type="string">
            <text:p>Create check files</text:p>
          </table:table-cell>
          <table:table-cell table:style-name="ce6" office:value-type="string">
            <text:p>T4.1, T3.11</text:p>
          </table:table-cell>
          <table:table-cell table:style-name="ce6" office:value-type="string">
            <text:p>Set the contain of file:</text:p>
            <text:p><text:span text:style-name="T12">import</text:span><text:span text:style-name="T13"> statemachine;</text:span></text:p>
            <text:p><text:span text:style-name="T14"/></text:p>
            <text:p><text:span text:style-name="T12">context</text:span><text:span text:style-name="T13"> State </text:span><text:span text:style-name="T12">ERROR</text:span><text:span text:style-name="T13"> </text:span><text:span text:style-name="T15">"State names must have at least 8 characters"</text:span><text:span text:style-name="T13">:</text:span></text:p>
            <text:p><text:span text:style-name="T13"><text:tab/></text:span><text:span text:style-name="T12">this</text:span><text:span text:style-name="T13">.name.length &gt;= 8;</text:span></text:p>
            <text:p><text:span text:style-name="T13">Save the file</text:span></text:p>
          </table:table-cell>
          <table:table-cell table:style-name="ce6" office:value-type="string">
            <text:p>A red cross appears in the upper right corner of <text:span text:style-name="T8">LightOn</text:span> state </text:p>
            <text:p>Error message appears when the mouse in put above the red cross</text:p>
          </table:table-cell>
          <table:table-cell table:style-name="ce17" table:number-columns-repeated="1018"/>
        </table:table-row>
        <table:table-row table:style-name="ro2">
          <table:table-cell table:style-name="ce5" table:number-columns-repeated="6"/>
          <table:table-cell table:style-name="ce11" table:number-columns-repeated="1018"/>
        </table:table-row>
        <table:table-row table:style-name="ro12">
          <table:table-cell office:value-type="string">
            <text:p>T5.1</text:p>
          </table:table-cell>
          <table:table-cell office:value-type="string">
            <text:p>Convert the project as plugins</text:p>
          </table:table-cell>
          <table:table-cell office:value-type="string">
            <text:p>Project Dependencies</text:p>
          </table:table-cell>
          <table:table-cell office:value-type="string">
            <text:p>T3.1</text:p>
          </table:table-cell>
          <table:table-cell office:value-type="string">
            <text:p>Right click on the <text:span text:style-name="T8">Example</text:span> project</text:p>
            <text:p>Select <text:span text:style-name="T1">PDE tools</text:span></text:p>
            <text:p>Select <text:span text:style-name="T1">Convert Projects to Plugins projects...</text:span></text:p>
            <text:p>Check the <text:span text:style-name="T16">Example</text:span> project</text:p>
            <text:p>Click on <text:span text:style-name="T1">Finish</text:span> button</text:p>
          </table:table-cell>
          <table:table-cell office:value-type="string">
            <text:p>New files are created on <text:span text:style-name="T8">Example</text:span> project (<text:span text:style-name="T8">META-INF</text:span> folder, <text:span text:style-name="T8">build.properties...</text:span>)</text:p>
          </table:table-cell>
          <table:table-cell table:number-columns-repeated="1018"/>
        </table:table-row>
        <table:table-row table:style-name="ro5">
          <table:table-cell office:value-type="string">
            <text:p>T5.2</text:p>
          </table:table-cell>
          <table:table-cell office:value-type="string">
            <text:p>Add project Dependencies</text:p>
          </table:table-cell>
          <table:table-cell office:value-type="string">
            <text:p>Project Dependencies</text:p>
          </table:table-cell>
          <table:table-cell office:value-type="string">
            <text:p>T3.14</text:p>
          </table:table-cell>
          <table:table-cell table:style-name="ce16" office:value-type="string">
            <text:p><text:span text:style-name="T17">Open </text:span><text:span text:style-name="T18">MANIFEST.INF</text:span><text:span text:style-name="T17"> file into the </text:span><text:span text:style-name="T18">META-INF</text:span><text:span text:style-name="T17"> folder</text:span></text:p>
            <text:p><text:span text:style-name="T17">Choose the </text:span><text:span text:style-name="T18">Dependencies</text:span><text:span text:style-name="T17"> tab</text:span></text:p>
            <text:p><text:span text:style-name="T17">Click to </text:span><text:span text:style-name="T19">Add</text:span><text:span text:style-name="T17"> button</text:span></text:p>
            <text:p><text:span text:style-name="T17">Choos</text:span><text:span text:style-name="T20">e the entry </text:span><text:span text:style-name="T21">com.yakindu.statechart.codegenerator.java</text:span></text:p>
            <text:p><text:span text:style-name="T22">Click on </text:span><text:span text:style-name="T21">Ok</text:span><text:span text:style-name="T22"> button</text:span></text:p>
            <text:p><text:span text:style-name="T22">Save the file</text:span></text:p>
          </table:table-cell>
          <table:table-cell office:value-type="string">
            <text:p>A new entry is added on <text:span text:style-name="T8">Required Plug-ins</text:span></text:p>
          </table:table-cell>
          <table:table-cell table:number-columns-repeated="1018"/>
        </table:table-row>
        <table:table-row table:style-name="ro2">
          <table:table-cell table:style-name="ce5" table:number-columns-repeated="6"/>
          <table:table-cell table:style-name="ce11" table:number-columns-repeated="1018"/>
        </table:table-row>
        <table:table-row table:style-name="ro11">
          <table:table-cell office:value-type="string">
            <text:p>T6.1</text:p>
          </table:table-cell>
          <table:table-cell office:value-type="string">
            <text:p>Run configuration</text:p>
          </table:table-cell>
          <table:table-cell office:value-type="string">
            <text:p>Simulation</text:p>
          </table:table-cell>
          <table:table-cell office:value-type="string">
            <text:p>T3.13</text:p>
          </table:table-cell>
          <table:table-cell office:value-type="string">
            <text:p>Select the <text:span text:style-name="T8">Example</text:span> project</text:p>
            <text:p>Select <text:span text:style-name="T1">Run/Run Configurations...</text:span></text:p>
            <text:p>Select <text:span text:style-name="T8">Yakindu Configuration</text:span></text:p>
            <text:p>Click on <text:span text:style-name="T1">New</text:span> button (in the upper left corner)</text:p>
            <text:p>Enter <text:span text:style-name="T9">Example</text:span> in <text:span text:style-name="T8">Name</text:span> location; Choose the <text:span text:style-name="T9">Example</text:span> as <text:span text:style-name="T8">Project</text:span></text:p>
            <text:p>Choose <text:span text:style-name="T8">staircase.statemachine_diagram</text:span> as <text:span text:style-name="T8">Model</text:span></text:p>
            <text:p>Choose <text:span text:style-name="T1">Yakindu Statechart Simulator</text:span> <text:s/>as <text:span text:style-name="T8">Simulation</text:span> engine</text:p>
            <text:p>Click on <text:span text:style-name="T1">run</text:span></text:p>
          </table:table-cell>
          <table:table-cell office:value-type="string">
            <text:p>The simulation is started</text:p>
            <text:p/>
          </table:table-cell>
          <table:table-cell table:number-columns-repeated="1018"/>
        </table:table-row>
        <table:table-row table:style-name="ro12">
          <table:table-cell office:value-type="string">
            <text:p>T6.2</text:p>
          </table:table-cell>
          <table:table-cell office:value-type="string">
            <text:p>Run</text:p>
          </table:table-cell>
          <table:table-cell office:value-type="string">
            <text:p>Simulation</text:p>
          </table:table-cell>
          <table:table-cell office:value-type="string">
            <text:p>T5.1</text:p>
          </table:table-cell>
          <table:table-cell office:value-type="string">
            <text:p>Select <text:span text:style-name="T1">Window/Show View/Other</text:span></text:p>
            <text:p>Choose <text:span text:style-name="T1">Debug</text:span> entry in <text:span text:style-name="T8">Debug</text:span> folder and <text:span text:style-name="T8">Yakindu Statemachine</text:span></text:p>
            <text:p><text:span text:style-name="T8"><text:s/></text:span><text:span text:style-name="T8">view</text:span> entry in <text:span text:style-name="T8">Yakindu</text:span> folder</text:p>
            <text:p>Click on <text:span text:style-name="T1">Ok</text:span> button</text:p>
            <text:p>Run the project</text:p>
          </table:table-cell>
          <table:table-cell office:value-type="string">
            <text:p>An activate state is highlighted in red</text:p>
            <text:p>First, the transition between the <text:span text:style-name="T8">Initial state</text:span> and <text:span text:style-name="T8">LightOff</text:span> is</text:p>
            <text:p><text:s/>a red arrow some seconds</text:p>
            <text:p>Then the <text:span text:style-name="T8">LightOff</text:span> state is highlighted in red</text:p>
          </table:table-cell>
          <table:table-cell table:number-columns-repeated="1018"/>
        </table:table-row>
        <table:table-row table:style-name="ro6">
          <table:table-cell office:value-type="string">
            <text:p>T6.3</text:p>
          </table:table-cell>
          <table:table-cell office:value-type="string">
            <text:p>Change the state</text:p>
          </table:table-cell>
          <table:table-cell office:value-type="string">
            <text:p>Simulation</text:p>
          </table:table-cell>
          <table:table-cell office:value-type="string">
            <text:p>T5.2</text:p>
          </table:table-cell>
          <table:table-cell office:value-type="string">
            <text:p>On <text:span text:style-name="T8">Yakindu Statemachine view</text:span>, click on the keypress button</text:p>
          </table:table-cell>
          <table:table-cell office:value-type="string">
            <text:p>The transition between <text:span text:style-name="T8">LightOff</text:span> ans <text:span text:style-name="T8">LightOn</text:span> state is a red raw</text:p>
            <text:p>Then the <text:span text:style-name="T8">LightOn</text:span> state is highlighted in red for 30 second</text:p>
            <text:p>The <text:span text:style-name="T8">LightOff</text:span> is highlighted in red</text:p>
          </table:table-cell>
          <table:table-cell table:number-columns-repeated="1018"/>
        </table:table-row>
        <table:table-row table:style-name="ro2">
          <table:table-cell table:style-name="ce5" table:number-columns-repeated="6"/>
          <table:table-cell table:style-name="ce11" table:number-columns-repeated="1018"/>
        </table:table-row>
        <table:table-row table:style-name="ro5">
          <table:table-cell office:value-type="string">
            <text:p>T7</text:p>
          </table:table-cell>
          <table:table-cell office:value-type="string">
            <text:p>Create Projects</text:p>
          </table:table-cell>
          <table:table-cell office:value-type="string">
            <text:p>Example projects</text:p>
          </table:table-cell>
          <table:table-cell office:value-type="string">
            <text:p>T1.4</text:p>
          </table:table-cell>
          <table:table-cell office:value-type="string">
            <text:p>Select <text:span text:style-name="T1">File/New/Other</text:span></text:p>
            <text:p>Inside <text:span text:style-name="T8">Examples</text:span> folder, and in <text:span text:style-name="T8">Yakindu Examples </text:span><text:span text:style-name="T11">folder</text:span>,</text:p>
            <text:p><text:s/>choose <text:span text:style-name="T1">Statemachine Example Project</text:span></text:p>
            <text:p>Click on <text:span text:style-name="T1">Next</text:span> button</text:p>
            <text:p>Three projects are listed</text:p>
            <text:p>Click on <text:span text:style-name="T1">Finish</text:span> button</text:p>
          </table:table-cell>
          <table:table-cell office:value-type="string">
            <text:p>Three new projects are created on workspace</text:p>
            <text:p>Each project contains two files:</text:p>
            <text:p><text:s text:c="2"/>*.statemachine and *.statemachine_diagram</text:p>
          </table:table-cell>
          <table:table-cell table:number-columns-repeated="1018"/>
        </table:table-row>
        <table:table-row table:style-name="ro2">
          <table:table-cell table:style-name="ce5" table:number-columns-repeated="6"/>
          <table:table-cell table:style-name="ce11" table:number-columns-repeated="1018"/>
        </table:table-row>
        <table:table-row table:style-name="ro12">
          <table:table-cell office:value-type="string">
            <text:p>T8.1</text:p>
          </table:table-cell>
          <table:table-cell office:value-type="string">
            <text:p>Create Example project</text:p>
          </table:table-cell>
          <table:table-cell office:value-type="string">
            <text:p>C-Code Generation</text:p>
          </table:table-cell>
          <table:table-cell office:value-type="string">
            <text:p>T1.4</text:p>
          </table:table-cell>
          <table:table-cell office:value-type="string">
            <text:p>Select <text:span text:style-name="T1">File/New/Other</text:span></text:p>
            <text:p>Inside <text:span text:style-name="T8">Examples</text:span> folder, and in <text:span text:style-name="T8">YAKINDU Examples</text:span>,</text:p>
            <text:p><text:s/>choose <text:span text:style-name="T1">Statemachine codegenerator C</text:span></text:p>
            <text:p>Click on <text:span text:style-name="T1">Next</text:span> button</text:p>
            <text:p>Click on <text:span text:style-name="T1">Finish</text:span> button</text:p>
          </table:table-cell>
          <table:table-cell office:value-type="string">
            <text:p>A new project named <text:span text:style-name="T8">C Codegenerator </text:span>is created on workspace</text:p>
            <text:p><text:span text:style-name="T11">The </text:span><text:span text:style-name="T8">model</text:span> folder contains the <text:span text:style-name="T8">TrafficlightWaiting.statemachine_diagram</text:span> file</text:p>
          </table:table-cell>
          <table:table-cell table:number-columns-repeated="1018"/>
        </table:table-row>
        <table:table-row table:style-name="ro7">
          <table:table-cell office:value-type="string">
            <text:p>T8.2</text:p>
          </table:table-cell>
          <table:table-cell office:value-type="string">
            <text:p>Generated the C source code</text:p>
          </table:table-cell>
          <table:table-cell office:value-type="string">
            <text:p>C-Code Generation</text:p>
          </table:table-cell>
          <table:table-cell office:value-type="string">
            <text:p>T8.1</text:p>
          </table:table-cell>
          <table:table-cell office:value-type="string">
            <text:p>Inside the <text:span text:style-name="T8">workflow</text:span> folder, right click on <text:span text:style-name="T1">generate_c.oaw</text:span> file</text:p>
            <text:p>Select <text:span text:style-name="T1">Run As/oAW Workflow</text:span></text:p>
          </table:table-cell>
          <table:table-cell office:value-type="string">
            <text:p>A new folder is created <text:span text:style-name="T8">c-src-gen,</text:span> it contains the generated files</text:p>
            <text:p><text:s/>(<text:span text:style-name="T8">make.include</text:span>, <text:span text:style-name="T8">simElement.c</text:span>, <text:span text:style-name="T8">simElement.h.</text:span>..) </text:p>
          </table:table-cell>
          <table:table-cell table:number-columns-repeated="1018"/>
        </table:table-row>
        <table:table-row table:style-name="ro6">
          <table:table-cell office:value-type="string">
            <text:p>T8.3</text:p>
          </table:table-cell>
          <table:table-cell office:value-type="string">
            <text:p>Get the binary</text:p>
          </table:table-cell>
          <table:table-cell office:value-type="string">
            <text:p>C-Code Generation</text:p>
          </table:table-cell>
          <table:table-cell office:value-type="string">
            <text:p>T8.2,</text:p>
            <text:p>Compilateur C installed on your computer</text:p>
          </table:table-cell>
          <table:table-cell office:value-type="string">
            <text:p>Open a shell</text:p>
            <text:p>Go to the base directory to your project (cd C Codegenerator)</text:p>
            <text:p>Enter <text:span text:style-name="T1">make</text:span> </text:p>
          </table:table-cell>
          <table:table-cell office:value-type="string">
            <text:p>A binary file <text:span text:style-name="T8">main.hex</text:span> is created on your project</text:p>
          </table:table-cell>
          <table:table-cell table:number-columns-repeated="1018"/>
        </table:table-row>
        <table:table-row table:style-name="ro8">
          <table:table-cell office:value-type="string">
            <text:p>T8.4</text:p>
          </table:table-cell>
          <table:table-cell office:value-type="string">
            <text:p>Transfer the binary</text:p>
          </table:table-cell>
          <table:table-cell office:value-type="string">
            <text:p>C-Code Generation</text:p>
          </table:table-cell>
          <table:table-cell office:value-type="string">
            <text:p>T8.3</text:p>
          </table:table-cell>
          <table:table-cell office:value-type="string">
            <text:p>Enter <text:span text:style-name="T1">make flash</text:span></text:p>
          </table:table-cell>
          <table:table-cell table:number-columns-repeated="1019"/>
        </table:table-row>
        <table:table-row table:style-name="ro2">
          <table:table-cell table:style-name="ce5" table:number-columns-repeated="6"/>
          <table:table-cell table:style-name="ce11" table:number-columns-repeated="1018"/>
        </table:table-row>
        <table:table-row table:style-name="ro12">
          <table:table-cell office:value-type="string">
            <text:p>T9.1</text:p>
          </table:table-cell>
          <table:table-cell office:value-type="string">
            <text:p>Create Example project</text:p>
          </table:table-cell>
          <table:table-cell office:value-type="string">
            <text:p>Java-Code Generator</text:p>
          </table:table-cell>
          <table:table-cell office:value-type="string">
            <text:p>T1.4</text:p>
          </table:table-cell>
          <table:table-cell office:value-type="string">
            <text:p>Select <text:span text:style-name="T1">File/New/Other</text:span></text:p>
            <text:p>Choose<text:span text:style-name="T1"> Plugin Project</text:span></text:p>
            <text:p>Click on <text:span text:style-name="T1">Next</text:span> button</text:p>
            <text:p>Enter <text:span text:style-name="T1">TrafficLightJavaDemo</text:span> in <text:span text:style-name="T8">Project Name</text:span> location</text:p>
            <text:p>Click on <text:span text:style-name="T1">Finish</text:span> button</text:p>
          </table:table-cell>
          <table:table-cell office:value-type="string">
            <text:p>A new project named <text:span text:style-name="T8">TrafficLightJavaDemo is created on workspace</text:span></text:p>
          </table:table-cell>
          <table:table-cell table:number-columns-repeated="1018"/>
        </table:table-row>
        <table:table-row table:style-name="ro13">
          <table:table-cell office:value-type="string">
            <text:p>T9.2</text:p>
          </table:table-cell>
          <table:table-cell office:value-type="string">
            <text:p>Add project Dependencies</text:p>
          </table:table-cell>
          <table:table-cell office:value-type="string">
            <text:p>Java-Code Generator</text:p>
          </table:table-cell>
          <table:table-cell office:value-type="string">
            <text:p>T9.1</text:p>
          </table:table-cell>
          <table:table-cell table:style-name="ce16" office:value-type="string">
            <text:p><text:span text:style-name="T17">Open </text:span><text:span text:style-name="T18">MANIFEST.INF</text:span><text:span text:style-name="T17"> file into the </text:span><text:span text:style-name="T18">META-INF</text:span><text:span text:style-name="T17"> folder</text:span></text:p>
            <text:p><text:span text:style-name="T17">Choose the </text:span><text:span text:style-name="T18">Dependencies</text:span><text:span text:style-name="T17"> tab</text:span></text:p>
            <text:p><text:span text:style-name="T17">Click to </text:span><text:span text:style-name="T19">Add</text:span><text:span text:style-name="T17"> button</text:span></text:p>
            <text:p><text:span text:style-name="T17">Choos</text:span><text:span text:style-name="T20">e the entry </text:span><text:span text:style-name="T21">'com.yakindu.statechart.codegenerator.java'</text:span></text:p>
            <text:p><text:span text:style-name="T21">Add com.yakindu.statechart.codegenerator.java</text:span></text:p>
            <text:p><text:span text:style-name="T21">com.yakindu.statechart.mode</text:span></text:p>
            <text:p><text:span text:style-name="T21">org.eclipse.swt</text:span></text:p>
            <text:p><text:span text:style-name="T21">org.eclipse.draw2d</text:span></text:p>
            <text:p><text:span text:style-name="T21">org.eclipse.emf.mwe.core</text:span></text:p>
            <text:p><text:span text:style-name="T21">org.eclipse.emf.mwe.utils</text:span></text:p>
            <text:p><text:span text:style-name="T21">org.eclipse.emf.ecore.xmi</text:span></text:p>
            <text:p><text:span text:style-name="T21">org.eclipse.xpand</text:span></text:p>
            <text:p><text:span text:style-name="T21">org.eclipse.xtend</text:span></text:p>
            <text:p><text:span text:style-name="T21">org.eclipse.xtend.typesystem.emf</text:span></text:p>
            <text:p><text:span text:style-name="T21">org.eclipse.xtext.log4j</text:span></text:p>
            <text:p><text:span text:style-name="T21">org.antlr.runtime</text:span></text:p>
            <text:p><text:span text:style-name="T21">org.eclipse.xtext</text:span></text:p>
            <text:p><text:span text:style-name="T21">com.ibm.icu</text:span></text:p>
            <text:p><text:span text:style-name="T21">org.eclipse.jface.text</text:span></text:p>
            <text:p><text:span text:style-name="T21">org.eclipse.core.runtime</text:span></text:p>
            <text:p><text:span text:style-name="T21">org.eclipse.jdt.core</text:span></text:p>
            <text:p><text:span text:style-name="T22">Click on </text:span><text:span text:style-name="T21">Ok</text:span><text:span text:style-name="T22"> button</text:span></text:p>
          </table:table-cell>
          <table:table-cell office:value-type="string">
            <text:p>A new entry is added on <text:span text:style-name="T8">Required Plug-ins</text:span></text:p>
          </table:table-cell>
          <table:table-cell table:number-columns-repeated="1018"/>
        </table:table-row>
        <table:table-row table:style-name="ro14">
          <table:table-cell office:value-type="string">
            <text:p>T9.3</text:p>
          </table:table-cell>
          <table:table-cell office:value-type="string">
            <text:p>Create generate file</text:p>
          </table:table-cell>
          <table:table-cell office:value-type="string">
            <text:p>Java-Code Generator</text:p>
          </table:table-cell>
          <table:table-cell table:style-name="ce14" office:value-type="string">
            <text:p>T9.2</text:p>
          </table:table-cell>
          <table:table-cell office:value-type="string">
            <text:p>Right click on <text:span text:style-name="T8">src</text:span> folder</text:p>
            <text:p>Choose <text:span text:style-name="T1">New/Other</text:span></text:p>
            <text:p>Select <text:span text:style-name="T1">Workflow</text:span> <text:span text:style-name="T1">File</text:span> inside <text:span text:style-name="T8">openarchitectureWare</text:span> folder</text:p>
            <text:p>Click on <text:span text:style-name="T1">Next</text:span> button</text:p>
            <text:p>Enter <text:span text:style-name="T1">generate.mwe</text:span> in <text:span text:style-name="T8">File name</text:span> location</text:p>
            <text:p>Click on <text:span text:style-name="T1">Finish</text:span> button</text:p>
            <text:p>Set the contain of file:</text:p>
            <text:p><text:span text:style-name="T23">&lt;?xml version="1.0"?&gt;</text:span></text:p>
            <text:p><text:span text:style-name="T23"/></text:p>
            <text:p><text:span text:style-name="T23">&lt;workflow&gt;</text:span></text:p>
            <text:p><text:span text:style-name="T23"/></text:p>
            <text:p><text:span text:style-name="T13"><text:tab/></text:span><text:span text:style-name="T24">&lt;property</text:span><text:span text:style-name="T13"> </text:span><text:span text:style-name="T24">name=</text:span><text:span text:style-name="T25">"src-gen"</text:span><text:span text:style-name="T13"> </text:span><text:span text:style-name="T24">value=</text:span><text:span text:style-name="T25">"src-gen"</text:span><text:span text:style-name="T24">/&gt;</text:span></text:p>
            <text:p><text:span text:style-name="T23"><text:tab/></text:span></text:p>
            <text:p><text:span text:style-name="T13"><text:tab/></text:span><text:span text:style-name="T24">&lt;property</text:span><text:span text:style-name="T13"> </text:span><text:span text:style-name="T24">name=</text:span><text:span text:style-name="T25">"model"</text:span><text:span text:style-name="T13"> </text:span><text:span text:style-name="T24">value=</text:span><text:span text:style-name="T25">"../TrafficLight/TrafficLightWaiting.statemachine"</text:span><text:span text:style-name="T24">/&gt;</text:span></text:p>
            <text:p><text:span text:style-name="T23"><text:tab/></text:span></text:p>
            <text:p><text:span text:style-name="T13"><text:tab/></text:span><text:span text:style-name="T26">&lt;!-- For backward compatibility to older oAW-Version --&gt;</text:span><text:span text:style-name="T13"> </text:span></text:p>
            <text:p><text:span text:style-name="T13"><text:tab/></text:span><text:span text:style-name="T24">&lt;bean</text:span><text:span text:style-name="T13"> </text:span><text:span text:style-name="T24">class=</text:span><text:span text:style-name="T25">"org.eclipse.emf.mwe.utils.StandaloneSetup"</text:span><text:span text:style-name="T24">&gt;</text:span><text:span text:style-name="T13"> </text:span></text:p>
            <text:p><text:span text:style-name="T13"><text:tab/></text:span><text:span text:style-name="T13"><text:tab/></text:span><text:span text:style-name="T24">&lt;platformUri</text:span><text:span text:style-name="T13"> </text:span><text:span text:style-name="T24">value=</text:span><text:span text:style-name="T25">".."</text:span><text:span text:style-name="T13"> </text:span><text:span text:style-name="T24">/&gt;</text:span><text:span text:style-name="T13"> </text:span></text:p>
            <text:p><text:span text:style-name="T13"><text:tab/></text:span><text:span text:style-name="T13"><text:tab/></text:span><text:span text:style-name="T24">&lt;registerGeneratedEPackage</text:span><text:span text:style-name="T13"> </text:span><text:span text:style-name="T24">value=</text:span><text:span text:style-name="T25">"statemachine.StatemachinePackage"</text:span><text:span text:style-name="T24">/&gt;</text:span><text:span text:style-name="T13"> </text:span></text:p>
            <text:p><text:span text:style-name="T13"><text:tab/></text:span><text:span text:style-name="T24">&lt;/bean&gt;</text:span><text:span text:style-name="T13"> </text:span></text:p>
            <text:p><text:span text:style-name="T23"><text:tab/></text:span><text:span text:style-name="T23">S</text:span></text:p>
            <text:p><text:span text:style-name="T13"><text:tab/></text:span><text:span text:style-name="T24">&lt;cartrige</text:span><text:span text:style-name="T13"> </text:span><text:span text:style-name="T24">file=</text:span><text:span text:style-name="T25">'com/yakindu/statechart/codegenerator/java/workflow/generate_java_defensive.oaw'</text:span><text:span text:style-name="T13"> </text:span><text:span text:style-name="T24">model=</text:span><text:span text:style-name="T25">"${model}"</text:span><text:span text:style-name="T13"> </text:span><text:span text:style-name="T24">src-gen=</text:span><text:span text:style-name="T25">"${src-gen}"</text:span><text:span text:style-name="T24">/&gt;</text:span></text:p>
            <text:p><text:span text:style-name="T23"><text:tab/></text:span></text:p>
            <text:p><text:span text:style-name="T23">&lt;/workflow&gt;</text:span></text:p>
            <text:p><text:span text:style-name="T27"/></text:p>
            <text:p><text:span text:style-name="T28">Save the file</text:span></text:p>
          </table:table-cell>
          <table:table-cell office:value-type="string">
            <text:p>A new file, named <text:span text:style-name="T8">generate.oaw</text:span>, is created in <text:span text:style-name="T16">src</text:span> folder</text:p>
          </table:table-cell>
          <table:table-cell table:number-columns-repeated="1018"/>
        </table:table-row>
        <table:table-row table:style-name="ro7">
          <table:table-cell office:value-type="string">
            <text:p>T9.4</text:p>
          </table:table-cell>
          <table:table-cell office:value-type="string">
            <text:p>Generate OAW Workflow</text:p>
          </table:table-cell>
          <table:table-cell office:value-type="string">
            <text:p>Java-Code Generator</text:p>
          </table:table-cell>
          <table:table-cell office:value-type="string">
            <text:p>T9.3</text:p>
          </table:table-cell>
          <table:table-cell office:value-type="string">
            <text:p>Right click on <text:span text:style-name="T8">generate.oaw</text:span> file</text:p>
            <text:p>Choose <text:span text:style-name="T1">Run As/oAW Workflow</text:span></text:p>
          </table:table-cell>
          <table:table-cell office:value-type="string">
            <text:p>New Java source code is present on <text:span text:style-name="T8">src-gen</text:span> folder</text:p>
          </table:table-cell>
          <table:table-cell table:number-columns-repeated="1018"/>
        </table:table-row>
        <table:table-row table:style-name="ro12">
          <table:table-cell office:value-type="string">
            <text:p>T9.5</text:p>
          </table:table-cell>
          <table:table-cell office:value-type="string">
            <text:p>Create Example project</text:p>
          </table:table-cell>
          <table:table-cell office:value-type="string">
            <text:p>Java-Code Generator</text:p>
          </table:table-cell>
          <table:table-cell office:value-type="string">
            <text:p>T9.4</text:p>
          </table:table-cell>
          <table:table-cell office:value-type="string">
            <text:p>Select <text:span text:style-name="T1">File/New/Other</text:span></text:p>
            <text:p>Inside <text:span text:style-name="T8">Examples</text:span> folder, and in <text:span text:style-name="T8">YAKINDU Examples </text:span><text:span text:style-name="T11">folder</text:span><text:span text:style-name="T8">,</text:span></text:p>
            <text:p><text:s/>choose <text:span text:style-name="T1">Statemachine codegenerator Java</text:span></text:p>
            <text:p>Click on <text:span text:style-name="T1">Next</text:span> button</text:p>
            <text:p>Click on <text:span text:style-name="T1">Finish</text:span> button</text:p>
          </table:table-cell>
          <table:table-cell office:value-type="string">
            <text:p>A new project named <text:span text:style-name="T8">Java Codegenerator</text:span> is created on workspace</text:p>
          </table:table-cell>
          <table:table-cell table:number-columns-repeated="1018"/>
        </table:table-row>
        <table:table-row table:style-name="ro7">
          <table:table-cell office:value-type="string">
            <text:p>T9.6</text:p>
          </table:table-cell>
          <table:table-cell office:value-type="string">
            <text:p>Visualization</text:p>
          </table:table-cell>
          <table:table-cell office:value-type="string">
            <text:p>Java-Code Generator</text:p>
          </table:table-cell>
          <table:table-cell office:value-type="string">
            <text:p>T9.5</text:p>
          </table:table-cell>
          <table:table-cell office:value-type="string">
            <text:p>Right click on <text:span text:style-name="T1">CrossingDemo.java</text:span> file inside the <text:span text:style-name="T8">src</text:span> folder</text:p>
            <text:p>Select <text:span text:style-name="T1">Run As/Java Application</text:span></text:p>
          </table:table-cell>
          <table:table-cell office:value-type="string">
            <text:p>A popup is opened contains a visualization of TrafficLight </text:p>
          </table:table-cell>
          <table:table-cell table:number-columns-repeated="1018"/>
        </table:table-row>
        <table:table-row table:style-name="ro2">
          <table:table-cell table:style-name="ce5" table:number-columns-repeated="6"/>
          <table:table-cell table:style-name="ce11" table:number-columns-repeated="1018"/>
        </table:table-row>
        <table:table-row table:style-name="ro12">
          <table:table-cell office:value-type="string">
            <text:p>T10.1</text:p>
          </table:table-cell>
          <table:table-cell office:value-type="string">
            <text:p>Create Example project</text:p>
          </table:table-cell>
          <table:table-cell office:value-type="string">
            <text:p>UML Transformation</text:p>
          </table:table-cell>
          <table:table-cell office:value-type="string">
            <text:p>T1.4</text:p>
          </table:table-cell>
          <table:table-cell office:value-type="string">
            <text:p>Select <text:span text:style-name="T1">File/New/Other</text:span></text:p>
            <text:p>Inside <text:span text:style-name="T8">Examples</text:span> folder, and in <text:span text:style-name="T8">YAKINDU Examples </text:span><text:span text:style-name="T11">folder</text:span></text:p>
            <text:p>Choose <text:span text:style-name="T1">UML → YAKINDU Transformation</text:span></text:p>
            <text:p>Click on <text:span text:style-name="T1">Next</text:span> button</text:p>
            <text:p>Click on <text:span text:style-name="T1">Finish</text:span> button</text:p>
          </table:table-cell>
          <table:table-cell office:value-type="string">
            <text:p>A new project named <text:span text:style-name="T8">UML_Transformation</text:span> is created on workspace</text:p>
            <text:p>Project contains two Papyrus UML diagram (*.di)</text:p>
          </table:table-cell>
          <table:table-cell table:number-columns-repeated="1018"/>
        </table:table-row>
        <table:table-row table:style-name="ro7">
          <table:table-cell table:style-name="ce7" office:value-type="string">
            <text:p>T10.2</text:p>
          </table:table-cell>
          <table:table-cell table:style-name="ce7" office:value-type="string">
            <text:p>Generate the Yakindu statechart</text:p>
          </table:table-cell>
          <table:table-cell office:value-type="string">
            <text:p>UML Transformation</text:p>
          </table:table-cell>
          <table:table-cell office:value-type="string">
            <text:p>T10.1</text:p>
          </table:table-cell>
          <table:table-cell office:value-type="string">
            <text:p>Right click on <text:span text:style-name="T8">generate_demo.oaw</text:span> inside the <text:span text:style-name="T8">src</text:span> folder</text:p>
            <text:p>Select <text:span text:style-name="T1">Run As/oAW Workflow</text:span></text:p>
          </table:table-cell>
          <table:table-cell office:value-type="string">
            <text:p>A new folder named <text:span text:style-name="T8">src-gen</text:span> is created, it contains the <text:span text:style-name="T8">Sample Statemachine.statemachine</text:span> and the file </text:p>
          </table:table-cell>
          <table:table-cell table:number-columns-repeated="1018"/>
        </table:table-row>
        <table:table-row table:style-name="ro10">
          <table:table-cell table:style-name="ce7" office:value-type="string">
            <text:p>T10.3</text:p>
          </table:table-cell>
          <table:table-cell table:style-name="ce7" office:value-type="string">
            <text:p>Generate a diagram</text:p>
          </table:table-cell>
          <table:table-cell table:style-name="ce7" office:value-type="string">
            <text:p>UML Transformation</text:p>
          </table:table-cell>
          <table:table-cell office:value-type="string">
            <text:p>T10.2</text:p>
          </table:table-cell>
          <table:table-cell office:value-type="string">
            <text:p>Right Click on the <text:span text:style-name="T8">Sample Statemachine.statemachine</text:span> file</text:p>
            <text:p>Choose the <text:span text:style-name="T1">Initialize statemachine_diagram diagram file </text:span><text:span text:style-name="T2">entry</text:span></text:p>
            <text:p>Enter <text:span text:style-name="T1">Sample Statemachine.statemachine_diagram</text:span> in <text:span text:style-name="T8">File name</text:span> location</text:p>
            <text:p>Click on <text:span text:style-name="T1">Finish</text:span> button</text:p>
          </table:table-cell>
          <table:table-cell office:value-type="string">
            <text:p>The file <text:span text:style-name="T8">Sample Statemachine.statemachine_diagram</text:span> is created in src-gen folder </text:p>
          </table:table-cell>
          <table:table-cell table:number-columns-repeated="1018"/>
        </table:table-row>
        <table:table-row table:style-name="ro2" table:number-rows-repeated="29">
          <table:table-cell table:style-name="ce8" table:number-columns-repeated="3"/>
          <table:table-cell table:style-name="ce15" table:number-columns-repeated="3"/>
          <table:table-cell table:number-columns-repeated="1018"/>
        </table:table-row>
        <table:table-row table:style-name="ro2">
          <table:table-cell table:style-name="ce8" table:number-columns-repeated="3"/>
          <table:table-cell table:style-name="ce15" table:number-columns-repeated="3"/>
          <table:table-cell table:number-columns-repeated="1018"/>
        </table:table-row>
      </table:table>
      <table:table table:name="Feuille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MSSI12" svg:font-family="CMSSI12"/>
    <style:font-face style:name="CMTT12" svg:font-family="CMTT12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3">23.03.2010</text:date>, <text:time>13:3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ssaadia El Galta</meta:initial-creator>
    <meta:creation-date>2009-10-02T17:00:57.15</meta:creation-date>
    <dc:date>2010-03-23T13:34:30</dc:date>
    <dc:creator>Benjamin Schwertfeger</dc:creator>
    <meta:editing-duration>PT78H19M42S</meta:editing-duration>
    <meta:editing-cycles>180</meta:editing-cycles>
    <meta:generator>OpenOffice.org/3.0$Unix OpenOffice.org_project/300m15$Build-9379</meta:generator>
    <meta:document-statistic meta:table-count="3" meta:cell-count="252" meta:object-count="0"/>
    <meta:user-defined meta:name="Info 1"/>
    <meta:user-defined meta:name="Info 2"/>
    <meta:user-defined meta:name="Info 3"/>
    <meta:user-defined meta:name="Info 4"/>
  </office:meta>
</office:document-meta>
</file>